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dece4"/>
    </style:style>
    <style:style style:name="P2" style:family="paragraph" style:parent-style-name="Standard">
      <style:text-properties style:font-name="Arial" fo:language="en" fo:country="US" officeooo:rsid="001dece4" officeooo:paragraph-rsid="001dece4" style:font-name-asian="Arial"/>
    </style:style>
    <style:style style:name="P3" style:family="paragraph" style:parent-style-name="Standard">
      <style:text-properties style:font-name="Arial" fo:font-size="12pt" fo:font-weight="bold" officeooo:rsid="0024aa26" officeooo:paragraph-rsid="0024aa26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23d17a"/>
    </style:style>
    <style:style style:name="P5" style:family="paragraph" style:parent-style-name="Heading_20_1">
      <style:text-properties style:font-name="Arial" fo:language="en" fo:country="US" officeooo:rsid="0024aa26" officeooo:paragraph-rsid="0024aa26" style:font-name-asian="Arial"/>
    </style:style>
    <style:style style:name="P6" style:family="paragraph" style:parent-style-name="Heading_20_1">
      <style:text-properties style:font-name="Arial" fo:language="en" fo:country="US" officeooo:rsid="00268ead" officeooo:paragraph-rsid="00268ead" style:font-name-asian="Arial"/>
    </style:style>
    <style:style style:name="P7" style:family="paragraph" style:parent-style-name="Heading_20_1">
      <style:text-properties fo:color="#2a7b88" loext:opacity="100%" style:font-name="Arial" fo:font-size="14pt" fo:language="en" fo:country="US" fo:font-weight="bold" officeooo:rsid="0023f77e" officeooo:paragraph-rsid="0023f77e" style:font-name-asian="Arial" style:font-size-asian="14pt" style:language-asian="zh" style:country-asian="CN" style:font-weight-asian="bold" style:font-name-complex="Tahoma" style:font-size-complex="14pt"/>
    </style:style>
    <style:style style:name="P8" style:family="paragraph" style:parent-style-name="Heading_20_1">
      <style:text-properties fo:color="#2a7b88" loext:opacity="100%" style:font-name="Arial" fo:font-size="14pt" fo:font-weight="bold" officeooo:rsid="0021abfd" officeooo:paragraph-rsid="0021abfd" style:font-name-asian="Arial" style:font-size-asian="14pt" style:language-asian="zh" style:country-asian="CN" style:font-weight-asian="bold" style:font-name-complex="Tahoma" style:font-size-complex="16pt"/>
    </style:style>
    <style:style style:name="P9" style:family="paragraph" style:parent-style-name="Heading_20_1">
      <style:text-properties style:font-name="Arial" fo:font-size="14pt" fo:language="en" fo:country="US" officeooo:rsid="0024aa26" officeooo:paragraph-rsid="0024aa26" style:font-name-asian="Arial" style:font-size-asian="14pt" style:language-asian="zh" style:country-asian="CN" style:font-size-complex="14pt"/>
    </style:style>
    <style:style style:name="P10" style:family="paragraph" style:parent-style-name="Title" style:master-page-name="First_20_Page">
      <style:paragraph-properties style:page-number="1"/>
      <style:text-properties fo:color="#2a7b88" loext:opacity="100%" style:font-name="Arial" fo:font-size="28pt" officeooo:rsid="0021abfd" officeooo:paragraph-rsid="0021abfd" style:letter-kerning="true" style:font-name-asian="Arial" style:font-size-asian="28pt" style:language-asian="zh" style:country-asian="CN" style:font-name-complex="Tahoma"/>
    </style:style>
    <style:style style:name="P11" style:family="paragraph" style:parent-style-name="Standard">
      <style:text-properties style:font-name="Arial" fo:font-size="12pt" fo:language="en" fo:country="US" fo:font-weight="normal" officeooo:rsid="0023f77e" officeooo:paragraph-rsid="001caf03" style:font-name-asian="Arial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 style:list-style-name="WWNum21">
      <style:text-properties style:font-name="Arial" fo:language="en" fo:country="US" officeooo:rsid="000ef17c" officeooo:paragraph-rsid="001caf03" style:font-name-asian="Arial"/>
    </style:style>
    <style:style style:name="P13" style:family="paragraph" style:parent-style-name="Standard" style:list-style-name="WWNum21">
      <style:text-properties style:font-name="Arial" fo:language="en" fo:country="US" officeooo:rsid="000ef17c" officeooo:paragraph-rsid="001dece4" style:font-name-asian="Arial"/>
    </style:style>
    <style:style style:name="P14" style:family="paragraph" style:parent-style-name="Standard" style:list-style-name="WWNum21">
      <style:text-properties style:font-name="Arial" fo:language="en" fo:country="US" officeooo:rsid="000ef17c" officeooo:paragraph-rsid="00268ead" style:font-name-asian="Arial"/>
    </style:style>
    <style:style style:name="P15" style:family="paragraph" style:parent-style-name="Standard" style:list-style-name="WWNum21">
      <style:text-properties style:font-name="Arial" fo:language="en" fo:country="US" officeooo:rsid="000ef17c" officeooo:paragraph-rsid="001fe30e" style:font-name-asian="Arial"/>
    </style:style>
    <style:style style:name="P16" style:family="paragraph" style:parent-style-name="Standard" style:list-style-name="WWNum21">
      <style:text-properties style:font-name="Arial" fo:language="en" fo:country="US" officeooo:rsid="000ef17c" officeooo:paragraph-rsid="0024aa26" style:font-name-asian="Arial" style:language-asian="zh" style:country-asian="CN"/>
    </style:style>
    <style:style style:name="P17" style:family="paragraph" style:parent-style-name="Standard" style:list-style-name="WWNum21">
      <style:text-properties style:font-name="Arial" fo:language="en" fo:country="US" officeooo:rsid="0024aa26" officeooo:paragraph-rsid="0024aa26" style:font-name-asian="Arial" style:language-asian="zh" style:country-asian="CN"/>
    </style:style>
    <style:style style:name="P18" style:family="paragraph" style:parent-style-name="Standard" style:list-style-name="WWNum21">
      <style:text-properties style:font-name="Arial" fo:language="en" fo:country="US" officeooo:rsid="00255cd0" officeooo:paragraph-rsid="0024aa26" style:font-name-asian="Arial" style:language-asian="zh" style:country-asian="CN"/>
    </style:style>
    <style:style style:name="P19" style:family="paragraph" style:parent-style-name="Standard" style:list-style-name="WWNum21">
      <style:text-properties style:font-name="Arial" fo:language="en" fo:country="US" officeooo:rsid="00268ead" officeooo:paragraph-rsid="001fe30e" style:font-name-asian="Arial" style:language-asian="zh" style:country-asian="CN"/>
    </style:style>
    <style:style style:name="P20" style:family="paragraph" style:parent-style-name="Standard" style:list-style-name="WWNum21">
      <style:text-properties style:font-name="Arial" fo:language="en" fo:country="US" officeooo:rsid="00268ead" officeooo:paragraph-rsid="00268ead" style:font-name-asian="Arial" style:language-asian="zh" style:country-asian="CN"/>
    </style:style>
    <style:style style:name="P21" style:family="paragraph" style:parent-style-name="Standard" style:list-style-name="WWNum21">
      <style:text-properties style:font-name="Arial" fo:language="en" fo:country="US" officeooo:rsid="0012111d" officeooo:paragraph-rsid="001dece4" style:font-name-asian="Arial"/>
    </style:style>
    <style:style style:name="P22" style:family="paragraph" style:parent-style-name="Standard" style:list-style-name="WWNum21">
      <style:text-properties style:font-name="Arial" fo:language="en" fo:country="US" officeooo:rsid="00257467" officeooo:paragraph-rsid="002615ba" style:font-name-asian="Arial"/>
    </style:style>
    <style:style style:name="P23" style:family="paragraph" style:parent-style-name="Standard" style:list-style-name="WWNum21">
      <style:text-properties style:font-name="Arial" officeooo:paragraph-rsid="0024aa26" style:font-name-asian="Arial"/>
    </style:style>
    <style:style style:name="P24" style:family="paragraph" style:parent-style-name="Standard" style:list-style-name="WWNum21">
      <style:text-properties style:font-name="Arial" officeooo:rsid="000ef17c" officeooo:paragraph-rsid="00255cd0" style:font-name-asian="Arial"/>
    </style:style>
    <style:style style:name="T1" style:family="text">
      <style:text-properties officeooo:rsid="0018f3f0" style:language-asian="zh" style:country-asian="CN"/>
    </style:style>
    <style:style style:name="T2" style:family="text">
      <style:text-properties officeooo:rsid="001dece4" style:language-asian="zh" style:country-asian="CN"/>
    </style:style>
    <style:style style:name="T3" style:family="text">
      <style:text-properties officeooo:rsid="0012111d" style:language-asian="zh" style:country-asian="CN"/>
    </style:style>
    <style:style style:name="T4" style:family="text">
      <style:text-properties officeooo:rsid="0014c347" style:language-asian="zh" style:country-asian="CN"/>
    </style:style>
    <style:style style:name="T5" style:family="text">
      <style:text-properties officeooo:rsid="001fe30e" style:language-asian="zh" style:country-asian="CN"/>
    </style:style>
    <style:style style:name="T6" style:family="text">
      <style:text-properties officeooo:rsid="00257467" style:language-asian="zh" style:country-asian="CN"/>
    </style:style>
    <style:style style:name="T7" style:family="text">
      <style:text-properties officeooo:rsid="002615ba" style:language-asian="zh" style:country-asian="CN"/>
    </style:style>
    <style:style style:name="T8" style:family="text">
      <style:text-properties officeooo:rsid="00268ead" style:language-asian="zh" style:country-asian="CN"/>
    </style:style>
    <style:style style:name="T9" style:family="text">
      <style:text-properties officeooo:rsid="00283a67" style:language-asian="zh" style:country-asian="CN"/>
    </style:style>
    <style:style style:name="T10" style:family="text">
      <style:text-properties fo:language="en" fo:country="US" officeooo:rsid="000ef17c"/>
    </style:style>
    <style:style style:name="T11" style:family="text">
      <style:text-properties fo:language="en" fo:country="US" officeooo:rsid="00114d4b"/>
    </style:style>
    <style:style style:name="T12" style:family="text">
      <style:text-properties fo:language="en" fo:country="US" officeooo:rsid="0012111d"/>
    </style:style>
    <style:style style:name="T13" style:family="text">
      <style:text-properties fo:language="en" fo:country="US" officeooo:rsid="0012111d" style:language-asian="zh" style:country-asian="CN"/>
    </style:style>
    <style:style style:name="T14" style:family="text">
      <style:text-properties fo:language="en" fo:country="US" officeooo:rsid="00107f43"/>
    </style:style>
    <style:style style:name="T15" style:family="text">
      <style:text-properties fo:language="en" fo:country="US" officeooo:rsid="0024aa26"/>
    </style:style>
    <style:style style:name="T16" style:family="text">
      <style:text-properties fo:language="en" fo:country="US" officeooo:rsid="00255cd0"/>
    </style:style>
    <style:style style:name="T17" style:family="text">
      <style:text-properties officeooo:rsid="0018f3f0"/>
    </style:style>
    <style:style style:name="T18" style:family="text">
      <style:text-properties officeooo:rsid="001dece4"/>
    </style:style>
    <style:style style:name="T19" style:family="text">
      <style:text-properties style:font-name="Arial" style:font-name-asian="Arial"/>
    </style:style>
    <style:style style:name="T20" style:family="text">
      <style:text-properties style:font-name="Arial" officeooo:rsid="001caf03" style:font-name-asian="Arial" style:language-asian="zh" style:country-asian="CN"/>
    </style:style>
    <style:style style:name="T21" style:family="text">
      <style:text-properties style:font-name="Arial" fo:language="en" fo:country="US" officeooo:rsid="000ef17c" style:font-name-asian="Arial"/>
    </style:style>
    <style:style style:name="T22" style:family="text">
      <style:text-properties style:font-name="Arial" fo:font-size="12pt" fo:language="en" fo:country="US" officeooo:rsid="0021abfd" style:font-name-asian="Arial" style:font-size-asian="12pt" style:language-asian="zh" style:country-asian="CN" style:font-size-complex="12pt"/>
    </style:style>
    <style:style style:name="T23" style:family="text">
      <style:text-properties style:font-name="Arial" fo:font-size="12pt" fo:language="en" fo:country="US" officeooo:rsid="0021f16b" style:font-name-asian="Arial" style:font-size-asian="12pt" style:language-asian="zh" style:country-asian="CN" style:font-size-complex="12pt"/>
    </style:style>
    <style:style style:name="T24" style:family="text">
      <style:text-properties style:font-name="Arial" fo:font-size="12pt" fo:language="en" fo:country="US" officeooo:rsid="0023d17a" style:font-name-asian="Arial" style:font-size-asian="12pt" style:language-asian="zh" style:country-asian="CN" style:font-size-complex="12pt"/>
    </style:style>
    <style:style style:name="T25" style:family="text">
      <style:text-properties style:font-name="Arial" fo:font-size="12pt" fo:language="en" fo:country="US" officeooo:rsid="0023f77e" style:font-name-asian="Arial" style:font-size-asian="12pt" style:language-asian="zh" style:country-asian="CN" style:font-size-complex="12pt"/>
    </style:style>
    <style:style style:name="T26" style:family="text">
      <style:text-properties officeooo:rsid="0024aa26"/>
    </style:style>
    <style:style style:name="T27" style:family="text">
      <style:text-properties officeooo:rsid="00255cd0"/>
    </style:style>
    <style:style style:name="T28" style:family="text">
      <style:text-properties officeooo:rsid="00257467"/>
    </style:style>
    <style:style style:name="T29" style:family="text">
      <style:text-properties officeooo:rsid="002615ba"/>
    </style:style>
    <style:style style:name="T30" style:family="text">
      <style:text-properties officeooo:rsid="00268ead"/>
    </style:style>
    <style:style style:name="T31" style:family="text">
      <style:text-properties officeooo:rsid="0026e578"/>
    </style:style>
    <style:style style:name="T32" style:family="text">
      <style:text-properties officeooo:rsid="00298e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incent Hanxiao Du</text:p>
      <text:p text:style-name="P1"><text:span text:style-name="T20">+86 13022288682</text:span><text:span text:style-name="T19"> | </text:span><text:a xlink:type="simple" xlink:href="mailto:hanxiao.du@mail.utoronto.ca" text:style-name="Internet_20_link" text:visited-style-name="Visited_20_Internet_20_Link"><text:span text:style-name="T21">hanxiao.du@mail.utoronto.ca</text:span></text:a></text:p>
      <text:p text:style-name="P2">github repo: https://github.com/VincentHanxiaoDu?tab=repositories</text:p>
      <text:h text:style-name="P8" text:outline-level="1">Profile</text:h>
      <text:p text:style-name="P4"><text:span text:style-name="T22">Highly </text:span><text:span text:style-name="T23">skilled </text:span><text:span text:style-name="T22">student graduated from University of Toronto </text:span><text:span text:style-name="T23">as a specialist in statistics</text:span><text:span text:style-name="T22">. </text:span><text:span text:style-name="T23">Have solid background on statistical categorization, regression analysis </text:span><text:span text:style-name="T24">and inference</text:span><text:span text:style-name="T23">. Specialized in </text:span><text:span text:style-name="T24">both applications and theoretical analysis of statistical machine learning algorithms. Familiar with many programming languages such as Python, Java, C/C++ and R. Good at working either independently or collaboratively. </text:span><text:span text:style-name="T25">Optimistic, self-motivated and quite reliable in group working. As an individual, I have various hobbies such as painting, reading, etc.</text:span></text:p>
      <text:h text:style-name="P7" text:outline-level="1">Objective</text:h>
      <text:p text:style-name="P11">Data analysis, mining and storing management. Developing machine learning and statistical model applications. </text:p>
      <text:h text:style-name="P9" text:outline-level="1">Experience</text:h>
      <text:p text:style-name="P3">Back-end developer at Tanxiaji (Intern)</text:p>
      <text:list xml:id="list3139164335" text:style-name="WWNum21">
        <text:list-item>
          <text:p text:style-name="P12">Python <text:span text:style-name="T26">back-end development.</text:span></text:p>
        </text:list-item>
        <text:list-item>
          <text:p text:style-name="P23"><text:span text:style-name="T10">Django </text:span><text:span text:style-name="T15">back-end web development and database (</text:span><text:span text:style-name="T10">SQL/ </text:span><text:span text:style-name="T14">NoSQL</text:span><text:span text:style-name="T15">) management.</text:span></text:p>
        </text:list-item>
        <text:list-item>
          <text:p text:style-name="P16">Finished <text:span text:style-name="T26">web crawler module for crawling back-stage data from Meituan and </text:span><text:span text:style-name="T29">E</text:span><text:span text:style-name="T26">leme (delivery platforms), including login and batch operations.</text:span></text:p>
        </text:list-item>
        <text:list-item>
          <text:p text:style-name="P17">Finished Captcha module for the back-stage management page.</text:p>
        </text:list-item>
      </text:list>
      <text:h text:style-name="P5" text:outline-level="1">Education</text:h>
      <text:list xml:id="list95716364991999" text:continue-numbering="true" text:style-name="WWNum21">
        <text:list-item>
          <text:p text:style-name="P18">University of Toronto - <text:s/>Specialist in Statistics: Statistical Machine Leaning and Data mining.</text:p>
        </text:list-item>
        <text:list-item>
          <text:p text:style-name="P24"><text:span text:style-name="T11">cGPA 3.1/4, </text:span><text:span text:style-name="T16">outstanding performance in major courses, </text:span><text:span text:style-name="T11">c-level </text:span><text:span text:style-name="T16">annual </text:span><text:span text:style-name="T11">GPA 3.4/4, d-level </text:span><text:span text:style-name="T16">annual </text:span><text:span text:style-name="T11">GPA </text:span><text:span text:style-name="T12">3.9/</text:span><text:span text:style-name="T16">4</text:span><text:span text:style-name="T13">.</text:span></text:p>
        </text:list-item>
        <text:list-item>
          <text:p text:style-name="P21"><text:span text:style-name="T27">Have excellent background in statistics, mathematics, computer science and software engineerin</text:span><text:span text:style-name="T28">g. </text:span><text:span text:style-name="T29">Familiar with many data structures.</text:span></text:p>
        </text:list-item>
        <text:list-item>
          <text:p text:style-name="P22">Good at reading scholarly peer-reviewed articles, writing reports and articles.</text:p>
        </text:list-item>
        <text:list-item>
          <text:p text:style-name="P13"><text:span text:style-name="T28">Independently implemented algorithms such as</text:span><text:span text:style-name="T17"> </text:span><text:span text:style-name="T28">KNN, </text:span><text:span text:style-name="T17">K means clustering, </text:span><text:span text:style-name="T18">p</text:span><text:span text:style-name="T17">erceptron</text:span><text:span text:style-name="T2">, l</text:span><text:span text:style-name="T6">in</text:span><text:span text:style-name="T2">e</text:span><text:span text:style-name="T6">a</text:span><text:span text:style-name="T2">r regression, logistic regressio</text:span><text:span text:style-name="T6">n</text:span><text:span text:style-name="T2">, </text:span><text:span text:style-name="T6">etc. Familiar with theories and concepts in statistical categorization and regression. Most of the statistical models were implemented such as </text:span><text:span text:style-name="T7">Monte-Carlo simulation, lasso/ridge/elastic net regularization, cross validation, etc. </text:span></text:p>
        </text:list-item>
        <text:list-item>
          <text:p text:style-name="P14"><text:span text:style-name="T29">Collaboratively implemented a virtual shell </text:span><text:span text:style-name="T17">(</text:span><text:span text:style-name="T30">G</text:span><text:span text:style-name="T1">ithub: </text:span><text:span text:style-name="T17">Jshell), </text:span><text:span text:style-name="T29">a course web page design (</text:span><text:span text:style-name="T30">Github: </text:span><text:span text:style-name="T29">CourseWebsite), </text:span><text:span text:style-name="T30">have high capability of collaborating with other teammates.</text:span></text:p>
        </text:list-item>
      </text:list>
      <text:h text:style-name="P6" text:outline-level="1"><text:soft-page-break/>Qualification &amp; Skills</text:h>
      <text:list xml:id="list95716614701141" text:continue-numbering="true" text:style-name="WWNum21">
        <text:list-item>
          <text:p text:style-name="P15"><text:span text:style-name="T8">Familiar with </text:span><text:span text:style-name="T9">advanced</text:span><text:span text:style-name="T8"> APIs such as Numpy, Tensorflow, keras, etc.</text:span></text:p>
        </text:list-item>
        <text:list-item>
          <text:p text:style-name="P14"><text:span text:style-name="T8">Independently finished various applications of machine learning algorithms, familiar with the implementations and theories of algorithms such as </text:span><text:span text:style-name="T2">p</text:span><text:span text:style-name="T1">erceptron, </text:span><text:span text:style-name="T3">NN, CNN, </text:span><text:span text:style-name="T1">KNN, K means clustering, </text:span><text:span text:style-name="T8">etc.</text:span></text:p>
        </text:list-item>
        <text:list-item>
          <text:p text:style-name="P15"><text:span text:style-name="T8">Familiar with many training techniques like</text:span><text:span text:style-name="T4"> </text:span><text:span text:style-name="T5">b</text:span><text:span text:style-name="T1">atch normalization </text:span><text:span text:style-name="T8">and </text:span><text:span text:style-name="T5">dropo</text:span><text:span text:style-name="T8">ut.</text:span></text:p>
        </text:list-item>
        <text:list-item>
          <text:p text:style-name="P15"><text:span text:style-name="T8">Capable of implementing advanced models/frameworks such as </text:span><text:span text:style-name="T5">v</text:span><text:span text:style-name="T4">ariational </text:span><text:span text:style-name="T1">(</text:span><text:span text:style-name="T5">d</text:span><text:span text:style-name="T1">ebiased)</text:span><text:span text:style-name="T4"> autoencoders </text:span><text:span text:style-name="T8">(Github: Debiased_Autoencoder)</text:span><text:span text:style-name="T4">, </text:span><text:span text:style-name="T5">g</text:span><text:span text:style-name="T4">enerative </text:span><text:span text:style-name="T5">a</text:span><text:span text:style-name="T4">dversarial </text:span><text:span text:style-name="T5">n</text:span><text:span text:style-name="T4">etworks </text:span><text:span text:style-name="T8">(Github: GAN_CELEBA, GAN_MNIST), </text:span><text:span text:style-name="T5">FEAST </text:span><text:span text:style-name="T4">Framework, </text:span><text:span text:style-name="T8">etc.</text:span></text:p>
        </text:list-item>
        <text:list-item>
          <text:p text:style-name="P19">Proficient in developing applications of computer networks and web crawlers.</text:p>
        </text:list-item>
        <text:list-item>
          <text:p text:style-name="P20">Excellent code <text:span text:style-name="T31">styles and rig</text:span><text:span text:style-name="T32">o</text:span><text:span text:style-name="T31">rous </text:span><text:span text:style-name="T32">programming</text:span><text:span text:style-name="T31"> logic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G明朝B" svg:font-family="HG明朝B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loext:opacity="100%" style:font-name="Cambria" fo:font-size="11pt" fo:language="en" fo:country="US" style:letter-kerning="false" style:font-name-asian="HG明朝B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22in" fo:margin-bottom="0.0693in" style:contextual-spacing="true" fo:keep-together="always" fo:keep-with-next="always"/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417in" fo:margin-bottom="0.028in" style:contextual-spacing="true" fo:keep-together="always" fo:keep-with-next="always"/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0835in" style:contextual-spacing="true" fo:padding-left="0in" fo:padding-right="0in" fo:padding-top="0in" fo:padding-bottom="0.0555in" fo:border-left="none" fo:border-right="none" fo:border-top="none" fo:border-bottom="1.5pt solid #39a5b7"/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List_20_Bullet" style:display-name="List Bullet" style:family="paragraph" style:parent-style-name="Standard" style:default-outline-level="" style:list-style-name="WWNum21">
      <style:paragraph-properties fo:margin-top="0in" fo:margin-bottom="0.1665in" style:contextual-spacing="true" fo:line-height="120%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text-align="end" style:justify-single-word="false"/>
      <style:text-properties fo:color="#2a7b88" loext:opacity="100%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222in" fo:margin-bottom="0.0693in" style:contextual-spacing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a7b88" fo:border-bottom="0.51pt solid #2a7b88"/>
      <style:text-properties fo:color="#2a7b88" loext:opacity="100%" fo:font-style="italic" style:font-style-asian="italic" style:font-style-complex="italic"/>
    </style:style>
    <style:style style:name="List_20_Number" style:display-name="List Number" style:family="paragraph" style:parent-style-name="Standard" style:default-outline-level="" style:list-style-name="WWNum23">
      <style:paragraph-properties fo:margin-top="0in" fo:margin-bottom="0.1665in" style:contextual-spacing="true" fo:line-height="12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style:font-size-complex="8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39a5b7" style:shadow="none"/>
      <style:text-properties fo:color="#2a7b88" loext:opacity="100%" fo:font-style="italic" style:font-style-asian="italic" style:font-style-complex="italic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style:font-size-complex="8pt"/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4d4d4d" loext:opacity="100%" fo:font-style="italic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style:contextual-spacing="false"/>
      <style:text-properties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/>
      <style:text-properties style:font-name="Consolas" fo:font-family="Consolas" style:font-family-generic="roman" style:font-pitch="variable" style:font-size-complex="10.5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2a7b88" loext:opacity="100%" style:font-name="Cambria" fo:font-family="Cambria" style:font-family-generic="roman" style:font-pitch="variable" fo:font-size="28pt" style:letter-kerning="true" style:font-name-asian="HG明朝B" style:font-family-asian="HG明朝B" style:font-family-generic-asian="system" style:font-pitch-asian="variable" style:font-size-asian="28pt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393939" loext:opacity="100%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2a7b88" loext:opacity="100%"/>
    </style:style>
    <style:style style:name="Heading_20_1_20_Char" style:display-name="Heading 1 Char" style:family="text" style:parent-style-name="Default_20_Paragraph_20_Font">
      <style:text-properties fo:color="#2a7b88" loext:opacity="100%" style:font-name="Cambria" fo:font-family="Cambria" style:font-family-generic="roman" style:font-pitch="variable" fo:font-size="14pt" fo:font-weight="bold" style:font-name-asian="HG明朝B" style:font-family-asian="HG明朝B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262626" loext:opacity="100%" style:font-name="Cambria" fo:font-family="Cambria" style:font-family-generic="roman" style:font-pitch="variable" fo:font-size="12pt" fo:font-weight="bold" style:font-name-asian="HG明朝B" style:font-family-asian="HG明朝B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a7b88" loext:opacity="100%" fo:letter-spacing="0.0035in" fo:font-weight="bold" style:font-weight-asian="bold" style:font-weight-complex="bold"/>
    </style:style>
    <style:style style:name="Intense_20_Quote_20_Char" style:display-name="Intense Quote Char" style:family="text" style:parent-style-name="Default_20_Paragraph_20_Font">
      <style:text-properties fo:color="#2a7b88" loext:opacity="100%"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7b4968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2a7b88" loext:opacity="100%" style:text-underline-style="solid" style:text-underline-width="auto" style:text-underline-color="font-color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Heading_20_8_20_Char" style:display-name="Heading 8 Char" style:family="text" style:parent-style-name="Default_20_Paragraph_20_Font">
      <style:text-properties fo:color="#272727" loext:opacity="100%" style:font-name="Cambria" fo:font-family="Cambria" style:font-family-generic="roman" style:font-pitch="variable" style:font-name-asian="HG明朝B" style:font-family-asian="HG明朝B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mbria" fo:font-family="Cambria" style:font-family-generic="roman" style:font-pitch="variable" fo:font-style="italic" style:font-name-asian="HG明朝B" style:font-family-asian="HG明朝B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Cambria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bullet-char="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Cambria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65in" fo:text-indent="-0.15in" fo:margin-left="1.6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.95in" fo:text-indent="-0.15in" fo:margin-left="1.9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2.25in" fo:text-indent="-0.15in" fo:margin-left="2.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5in" fo:text-indent="-0.15in" fo:margin-left="2.5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5in" fo:text-indent="-0.2in" fo:margin-left="0.5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6in" fo:text-indent="-0.2in" fo:margin-left="1.6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text:list-tab-stop-position="1.95in" fo:text-indent="-0.2in" fo:margin-left="1.9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65in" fo:text-indent="-0.2in" fo:margin-left="2.65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text:list-tab-stop-position="3in" fo:text-indent="-0.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5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8in" fo:margin-right="0.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07:25:57.609000000</meta:creation-date>
    <dc:date>2021-06-18T09:57:15.392000000</dc:date>
    <meta:editing-duration>PT1H43M53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7" meta:word-count="366" meta:character-count="2808" meta:non-whitespace-character-count="2482"/>
    <meta:user-defined meta:name="AppVersion">16.0000</meta:user-defined>
    <meta:template xlink:type="simple" xlink:actuate="onRequest" xlink:title="TM02918880" xlink:href=""/>
  </office:meta>
</office:document-meta>
</file>